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24292e" style:font-name="apple-system" fo:letter-spacing="normal" fo:font-style="normal" fo:font-weight="bold" officeooo:rsid="0011bd65" officeooo:paragraph-rsid="0011bd65"/>
    </style:style>
    <style:style style:name="P2" style:family="paragraph" style:parent-style-name="Heading_20_2">
      <style:paragraph-properties fo:margin-left="0cm" fo:margin-right="0cm" fo:margin-top="0.635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bold"/>
    </style:style>
    <style:style style:name="P3" style:family="paragraph" style:parent-style-name="Heading_20_2">
      <style:paragraph-properties fo:margin-left="0cm" fo:margin-right="0cm" fo:margin-top="0.635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officeooo:paragraph-rsid="0015be1a"/>
    </style:style>
    <style:style style:name="P4" style:family="paragraph" style:parent-style-name="Text_20_body">
      <style:paragraph-properties fo:margin-left="0cm" fo:margin-right="0cm" fo:margin-top="0.635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bold" officeooo:rsid="0015be1a" officeooo:paragraph-rsid="0015be1a"/>
    </style:style>
    <style:style style:name="P5" style:family="paragraph" style:parent-style-name="Heading_20_4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bold"/>
    </style:style>
    <style:style style:name="P6" style:family="paragraph" style:parent-style-name="Heading_20_3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style:font-name="apple-system" fo:letter-spacing="normal" fo:font-style="normal" fo:font-weight="bold"/>
    </style:style>
    <style:style style:name="P7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.423cm" loext:contextual-spacing="false" fo:line-height="100%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rsid="001abcf7" officeooo:paragraph-rsid="001abcf7"/>
    </style:style>
    <style:style style:name="P9" style:family="paragraph" style:parent-style-name="Text_20_body">
      <style:paragraph-properties fo:margin-left="0cm" fo:margin-right="0cm" fo:margin-top="0cm" fo:margin-bottom="0.423cm" loext:contextual-spacing="false" fo:line-height="100%" fo:orphans="2" fo:widows="2" fo:text-indent="0cm" style:auto-text-indent="false"/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officeooo:rsid="001abcf7" officeooo:paragraph-rsid="001abcf7" style:text-blinking="false"/>
    </style:style>
    <style:style style:name="P10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.423cm" loext:contextual-spacing="false" fo:line-height="100%" fo:orphans="2" fo:widows="2" fo:text-indent="0cm" style:auto-text-indent="false"/>
      <style:text-properties officeooo:rsid="001abcf7" officeooo:paragraph-rsid="001abcf7"/>
    </style:style>
    <style:style style:name="P12" style:family="paragraph" style:parent-style-name="Quotations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51pt solid #dfe2e5" fo:border-right="none" fo:border-top="none" fo:border-bottom="none"/>
      <style:text-properties fo:font-variant="normal" fo:text-transform="none" fo:color="#6a737d" style:font-name="apple-system" fo:font-size="12pt" fo:letter-spacing="normal" fo:font-style="normal" fo:font-weight="normal" officeooo:rsid="0012cf19" officeooo:paragraph-rsid="0012cf19"/>
    </style:style>
    <style:style style:name="P13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4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5" style:family="paragraph" style:parent-style-name="Text_20_body" style:list-style-name="L3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6" style:family="paragraph" style:parent-style-name="Text_20_body" style:list-style-name="L4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7" style:family="paragraph" style:parent-style-name="Text_20_body" style:list-style-name="L2">
      <style:paragraph-properties fo:margin-top="0cm" fo:margin-bottom="0.423cm" loext:contextual-spacing="false" fo:orphans="2" fo:widows="2"/>
    </style:style>
    <style:style style:name="P18" style:family="paragraph" style:parent-style-name="Text_20_body" style:list-style-name="L4">
      <style:paragraph-properties fo:margin-top="0cm" fo:margin-bottom="0.423cm" loext:contextual-spacing="false" fo:orphans="2" fo:widows="2"/>
      <style:text-properties officeooo:paragraph-rsid="00198896"/>
    </style:style>
    <style:style style:name="P19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20" style:family="paragraph" style:parent-style-name="Text_20_body" style:list-style-name="L2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21" style:family="paragraph" style:parent-style-name="Text_20_body" style:list-style-name="L5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22" style:family="paragraph" style:parent-style-name="Text_20_body" style:list-style-name="L2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3fb59" officeooo:paragraph-rsid="0013fb59"/>
    </style:style>
    <style:style style:name="P23" style:family="paragraph" style:parent-style-name="Text_20_body" style:list-style-name="L6">
      <style:paragraph-properties fo:margin-top="0cm" fo:margin-bottom="0cm" loext:contextual-spacing="false" fo:orphans="2" fo:widows="2"/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 officeooo:rsid="0015345f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 officeooo:rsid="00198896"/>
    </style:style>
    <style:style style:name="T4" style:family="text">
      <style:text-properties fo:font-variant="normal" fo:text-transform="none" fo:color="#24292e" style:font-name="apple-system" fo:font-size="12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24292e" style:font-name="apple-system" fo:font-size="12pt" fo:letter-spacing="normal" fo:font-style="normal" fo:font-weight="normal" officeooo:rsid="00198896" style:font-weight-asian="normal" style:font-weight-complex="normal"/>
    </style:style>
    <style:style style:name="T6" style:family="text">
      <style:text-properties fo:font-variant="normal" fo:text-transform="none" fo:color="#24292e" style:font-name="apple-system" fo:font-size="12pt" fo:letter-spacing="normal" fo:font-style="normal" fo:font-weight="normal" officeooo:rsid="001abcf7" style:font-weight-asian="normal" style:font-weight-complex="normal"/>
    </style:style>
    <style:style style:name="T7" style:family="text">
      <style:text-properties fo:font-variant="normal" fo:text-transform="none" fo:color="#24292e" style:font-name="apple-system" fo:font-size="12pt" fo:letter-spacing="normal" fo:font-style="normal" fo:font-weight="normal" officeooo:rsid="001abcf7"/>
    </style:style>
    <style:style style:name="T8" style:family="text">
      <style:text-properties fo:font-variant="normal" fo:text-transform="none" fo:color="#24292e" style:font-name="apple-system" fo:font-size="12pt" fo:letter-spacing="normal" fo:font-style="normal" fo:font-weight="normal" officeooo:rsid="001bf44e"/>
    </style:style>
    <style:style style:name="T9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10" style:family="text">
      <style:text-properties fo:font-variant="normal" fo:text-transform="none" fo:color="#24292e" style:font-name="apple-system" fo:font-size="12pt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24292e" style:font-name="apple-system" fo:letter-spacing="normal" fo:font-style="normal" fo:font-weight="bold"/>
    </style:style>
    <style:style style:name="T12" style:family="text">
      <style:text-properties fo:font-variant="normal" fo:text-transform="none" fo:color="#24292e" style:font-name="apple-system" fo:letter-spacing="normal" fo:font-style="normal" fo:font-weight="bold" officeooo:rsid="00184559"/>
    </style:style>
    <style:style style:name="T13" style:family="text">
      <style:text-properties officeooo:rsid="0012cf19"/>
    </style:style>
    <style:style style:name="T14" style:family="text">
      <style:text-properties officeooo:rsid="0013fb59"/>
    </style:style>
    <style:style style:name="T15" style:family="text">
      <style:text-properties officeooo:rsid="00198896"/>
    </style:style>
    <style:style style:name="T16" style:family="text">
      <style:text-properties officeooo:rsid="001abcf7"/>
    </style:style>
    <style:style style:name="T17" style:family="text">
      <style:text-properties officeooo:rsid="001bf44e"/>
    </style:style>
    <style:style style:name="T18" style:family="text">
      <style:text-properties officeooo:rsid="001e2288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ide Pro<text:span text:style-name="T18">j</text:span>ect</text:h>
      <text:p text:style-name="P12">Climatología <text:span text:style-name="T17">de lugares vacacionales</text:span></text:p>
      <text:h text:style-name="P2" text:outline-level="2"><text:bookmark text:name="user-content-objetivos-personales"/>Objetivos personales</text:h>
      <text:p text:style-name="P7">Mis objetivos personales con este proyecto son:</text:p>
      <text:list xml:id="list3668622555" text:style-name="L1">
        <text:list-item>
          <text:p text:style-name="P13">Mejorar mis conocimientos de <text:span text:style-name="T13">maquetación con </text:span>CSS:</text:p>
          <text:list>
            <text:list-item>
              <text:p text:style-name="P19"><text:span text:style-name="T16">(Pintar sobre mapas con LeafLet</text:span>.<text:span text:style-name="T16">)</text:span></text:p>
            </text:list-item>
          </text:list>
        </text:list-item>
        <text:list-item>
          <text:p text:style-name="P13">Mejorar mis conocimientos de JavaScript y React:</text:p>
          <text:list>
            <text:list-item>
              <text:p text:style-name="P19">Manejo de arrays y objetos.</text:p>
            </text:list-item>
            <text:list-item>
              <text:p text:style-name="P19">Realización de llamadas a un API en serie o en paralelo.</text:p>
            </text:list-item>
            <text:list-item>
              <text:p text:style-name="P19">Realizar una interfaz de usuario dinámica.</text:p>
            </text:list-item>
          </text:list>
        </text:list-item>
      </text:list>
      <text:h text:style-name="P2" text:outline-level="2"><text:bookmark text:name="user-content-objetivo-del-proyecto"/>Objetivo del proyecto</text:h>
      <text:p text:style-name="P7">Me gustaría tener una aplicación web <text:span text:style-name="T13">que </text:span>me facilitara <text:span text:style-name="T13">elegir mis lugares bonitos de escapada con</text:span> las siguientes características:</text:p>
      <text:list xml:id="list1182247824" text:style-name="L2">
        <text:list-item>
          <text:p text:style-name="P14">Quiero una interfaz de usuario:</text:p>
          <text:list>
            <text:list-item>
              <text:p text:style-name="P20">que me muestre <text:span text:style-name="T14">un cuadro de búsqueda de mi destino</text:span></text:p>
            </text:list-item>
            <text:list-item>
              <text:p text:style-name="P22">que me muestre la temperatura máxima y mínima según el mes</text:p>
              <text:p text:style-name="P22">(que me muestre un mapa con los puntos</text:p>
            </text:list-item>
            <text:list-item>
              <text:p text:style-name="P20">que me permita <text:span text:style-name="T14">pinchar un punto y ver la información)</text:span></text:p>
              <text:p text:style-name="P20"/>
            </text:list-item>
          </text:list>
        </text:list-item>
        <text:list-item>
          <text:p text:style-name="P17"><text:span text:style-name="T1">Quiero que al pulsar en el botón</text:span><text:span text:style-name="T4"> </text:span><text:span text:style-name="Strong_20_Emphasis"><text:span text:style-name="T4">Guardar </text:span></text:span><text:span text:style-name="T1">me guarde </text:span><text:span text:style-name="T2">mis lugares de veraneo favoritos</text:span><text:span text:style-name="T1">.</text:span></text:p>
        </text:list-item>
      </text:list>
      <text:h text:style-name="P3" text:outline-level="2"><text:bookmark text:name="user-content-fases-del-proyecto"/><text:span text:style-name="T11">Fases del proyect</text:span><text:span text:style-name="T12">o</text:span></text:h>
      <text:p text:style-name="P4">Fase 1:</text:p>
      <text:h text:style-name="P5" text:outline-level="4"><text:bookmark text:name="user-content-descripción"/>Descripción</text:h>
      <text:p text:style-name="P10"><text:span text:style-name="T1">Ahora tengo que </text:span><text:span text:style-name="Strong_20_Emphasis"><text:span text:style-name="T5">hacer </text:span></text:span><text:span text:style-name="Strong_20_Emphasis"><text:span text:style-name="T6">un cuadro con dos inputs y </text:span></text:span><text:span text:style-name="Strong_20_Emphasis"><text:span text:style-name="T5">un botón de búsqueda</text:span></text:span><text:span text:style-name="T1">.</text:span></text:p>
      <text:p text:style-name="P7">Para lo cual quiero:</text:p>
      <text:list xml:id="list1526775181" text:style-name="L3">
        <text:list-item>
          <text:p text:style-name="P15"><text:soft-page-break/>Obtener los datos de<text:span text:style-name="T15">l</text:span> servidor.</text:p>
        </text:list-item>
        <text:list-item>
          <text:p text:style-name="P15">Pintar los resultados en un <text:span text:style-name="T17">sencillo recuadro</text:span>.</text:p>
        </text:list-item>
      </text:list>
      <text:h text:style-name="P5" text:outline-level="4"><text:bookmark text:name="user-content-requisitos-técnicos"/>Requisitos técnicos</text:h>
      <text:p text:style-name="P7">Voy a necesitar:</text:p>
      <text:list xml:id="list664971430" text:style-name="L4">
        <text:list-item>
          <text:p text:style-name="P18"><text:span text:style-name="T1">Un fetch para coger los datos de un servidor </text:span><text:span text:style-name="T3">(</text:span><text:a xlink:type="simple" xlink:href="https://openweathermap.org/api" text:style-name="Internet_20_link" text:visited-style-name="Visited_20_Internet_20_Link">https://openweathermap.org/api</text:a><text:span text:style-name="T15">)</text:span><text:span text:style-name="T1">.</text:span></text:p>
        </text:list-item>
        <text:list-item>
          <text:p text:style-name="P16">Manejo de arrays para <text:span text:style-name="T15">pintar los datos</text:span>.</text:p>
        </text:list-item>
        <text:list-item>
          <text:p text:style-name="P16"><text:span text:style-name="T15">M</text:span>aquetación <text:span text:style-name="T15">(con mapas Leaflet)</text:span>.</text:p>
        </text:list-item>
      </text:list>
      <text:h text:style-name="P6" text:outline-level="3"><text:bookmark text:name="user-content-2-prototipo"/>2. Prototipo</text:h>
      <text:h text:style-name="P6" text:outline-level="3"><text:bookmark text:name="user-content-3-planificación"/>3. Planificación</text:h>
      <text:p text:style-name="P10"><text:span text:style-name="T1">Tareas de la fase 1: </text:span><text:span text:style-name="T7">(to do)</text:span></text:p>
      <text:p text:style-name="P8">1. Crear la estructura básica del proyecto.</text:p>
      <text:p text:style-name="P11"><text:span text:style-name="T1">2. </text:span><text:span text:style-name="T8">Realizar la petición al servidor</text:span><text:span text:style-name="T1">.</text:span></text:p>
      <text:p text:style-name="P11"><text:span text:style-name="T1">3. </text:span><text:span text:style-name="T8">Pintar los datos en pantalla.</text:span></text:p>
      <text:p text:style-name="P9">4. <text:span text:style-name="T17">Maquetar</text:span></text:p>
      <text:h text:style-name="P6" text:outline-level="3"><text:bookmark text:name="user-content-4-desarrolla"/>4. Desarrolla</text:h>
      <text:h text:style-name="P6" text:outline-level="3"><text:bookmark text:name="user-content-5-feedback-y-valoración"/>5. Feedback y valoración</text:h>
      <text:p text:style-name="P7">Para saber si he cumplido mi objetivo voy a:</text:p>
      <text:list xml:id="list3933287535" text:style-name="L5">
        <text:list-item>
          <text:p text:style-name="P21">Probar la aplicación con datos de entrada correctos.</text:p>
        </text:list-item>
        <text:list-item>
          <text:p text:style-name="P21">Probar la aplicación con datos de entrada incorrectos.</text:p>
        </text:list-item>
        <text:list-item>
          <text:p text:style-name="P21">Voy a enseñárselo a la profesora de Adalab para que me dé feedback.</text:p>
        </text:list-item>
      </text:list>
      <text:list xml:id="list1009536220" text:style-name="L6">
        <text:list-header>
          <text:p text:style-name="P23"/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2T18:01:26.077437940</meta:creation-date>
    <dc:date>2020-01-03T17:48:45.784359598</dc:date>
    <meta:editing-duration>PT2H13M58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2" meta:paragraph-count="45" meta:word-count="297" meta:character-count="1675" meta:non-whitespace-character-count="1443"/>
  </office:meta>
</office:document-meta>
</file>